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521cm"/>
    </style:style>
    <style:style style:name="co2" style:family="table-column">
      <style:table-column-properties fo:break-before="auto" style:column-width="11.599cm"/>
    </style:style>
    <style:style style:name="co3" style:family="table-column">
      <style:table-column-properties fo:break-before="auto" style:column-width="5.743cm"/>
    </style:style>
    <style:style style:name="co4" style:family="table-column">
      <style:table-column-properties fo:break-before="auto" style:column-width="4.89cm"/>
    </style:style>
    <style:style style:name="co5" style:family="table-column">
      <style:table-column-properties fo:break-before="auto" style:column-width="6.02cm"/>
    </style:style>
    <style:style style:name="co6" style:family="table-column">
      <style:table-column-properties fo:break-before="auto" style:column-width="3.163cm"/>
    </style:style>
    <style:style style:name="co7" style:family="table-column">
      <style:table-column-properties fo:break-before="auto" style:column-width="8.158cm"/>
    </style:style>
    <style:style style:name="co8" style:family="table-column">
      <style:table-column-properties fo:break-before="auto" style:column-width="3.023cm"/>
    </style:style>
    <style:style style:name="co9" style:family="table-column">
      <style:table-column-properties fo:break-before="auto" style:column-width="10.351cm"/>
    </style:style>
    <style:style style:name="co10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92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2cm solid #000000" fo:border-left="none" fo:border-right="none" fo:border-top="none"/>
    </style:style>
    <style:style style:name="ce2" style:family="table-cell" style:parent-style-name="Default">
      <style:table-cell-properties style:text-align-source="value-type" style:repeat-content="false"/>
      <style:paragraph-properties fo:margin-left="0cm"/>
    </style:style>
    <style:style style:name="ce3" style:family="table-cell" style:parent-style-name="Default">
      <style:table-cell-properties fo:border-bottom="0.002cm solid #000000" style:text-align-source="value-type" style:repeat-content="false" fo:border-left="none" fo:border-right="none" fo:border-top="none"/>
      <style:paragraph-properties fo:margin-left="0cm"/>
    </style:style>
    <style:style style:name="ce4" style:family="table-cell" style:parent-style-name="Default" style:data-style-name="N104"/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013" table:default-cell-style-name="Default"/>
        <table:table-row table:style-name="ro1">
          <table:table-cell office:value-type="string">
            <text:p>getUriInfo().getAbsolutePath()</text:p>
          </table:table-cell>
          <table:table-cell office:value-type="string">
            <text:p>getOntModel()</text:p>
          </table:table-cell>
          <table:table-cell office:value-type="string">
            <text:p>getUriInfo().getQueryParameters().getFirst("uri")</text:p>
          </table:table-cell>
          <table:table-cell office:value-type="string">
            <text:p>getUriInfo().getQueryParameters().getFirst("service-uri")</text:p>
          </table:table-cell>
          <table:table-cell office:value-type="string">
            <text:p>getURI()</text:p>
          </table:table-cell>
          <table:table-cell office:value-type="string">
            <text:p>isRemote()</text:p>
          </table:table-cell>
          <table:table-cell office:value-type="string">
            <text:p>getDefaultQuery()</text:p>
          </table:table-cell>
          <table:table-cell office:value-type="string">
            <text:p>getExplicitQuery()</text:p>
          </table:table-cell>
          <table:table-cell office:value-type="string">
            <text:p>getQuery()</text:p>
          </table:table-cell>
          <table:table-cell office:value-type="string">
            <text:p>getServiceURI()</text:p>
          </table:table-cell>
          <table:table-cell office:value-type="string">
            <text:p>getModel()</text:p>
          </table:table-cell>
          <table:table-cell table:number-columns-repeated="1013"/>
        </table:table-row>
        <table:table-row table:style-name="ro2">
          <table:table-cell office:value-type="string">
            <text:p><text:a xlink:href="http://localhost:8084/">http://localhost:8084/</text:a></text:p>
          </table:table-cell>
          <table:table-cell table:number-columns-repeated="3" office:value-type="string">
            <text:p>null</text:p>
          </table:table-cell>
          <table:table-cell office:value-type="string">
            <text:p><text:a xlink:href="http://localhost:8084/">http://localhost:8084/</text:a></text:p>
          </table:table-cell>
          <table:table-cell office:value-type="string">
            <text:p>false</text:p>
          </table:table-cell>
          <table:table-cell table:number-columns-repeated="5" office:value-type="string">
            <text:p>null</text:p>
          </table:table-cell>
          <table:table-cell table:number-columns-repeated="1013"/>
        </table:table-row>
        <table:table-row table:style-name="ro2">
          <table:table-cell office:value-type="string">
            <text:p><text:a xlink:href="http://localhost:8084/">http://localhost:8084/</text:a></text:p>
          </table:table-cell>
          <table:table-cell office:value-type="string">
            <text:p>&lt;<text:a xlink:href="http://localhost:8084/">http://localhost:8084/</text:a>&gt; dc:title „Frontpage“</text:p>
          </table:table-cell>
          <table:table-cell table:number-columns-repeated="2" office:value-type="string">
            <text:p>null</text:p>
          </table:table-cell>
          <table:table-cell office:value-type="string">
            <text:p><text:a xlink:href="http://localhost:8084/">http://localhost:8084/</text:a></text:p>
          </table:table-cell>
          <table:table-cell office:value-type="string">
            <text:p>false</text:p>
          </table:table-cell>
          <table:table-cell table:number-columns-repeated="2" office:value-type="string">
            <text:p>null</text:p>
          </table:table-cell>
          <table:table-cell office:value-type="string">
            <text:p>DESCRIBE &lt;<text:a xlink:href="http://localhost:8084/">http://localhost:8084/</text:a>&gt;</text:p>
          </table:table-cell>
          <table:table-cell office:value-type="string">
            <text:p>null</text:p>
          </table:table-cell>
          <table:table-cell office:value-type="string">
            <text:p>getQuery() on getOntModel()</text:p>
          </table:table-cell>
          <table:table-cell table:number-columns-repeated="1013"/>
        </table:table-row>
        <table:table-row table:style-name="ro2">
          <table:table-cell office:value-type="string">
            <text:p><text:a xlink:href="http://localhost:8084/">http://localhost:8084/</text:a></text:p>
          </table:table-cell>
          <table:table-cell office:value-type="string">
            <text:p>&lt;<text:a xlink:href="http://localhost:8084/">http://localhost:8084/</text:a>&gt; lda:sparqlEndpoint &lt;<text:a xlink:href="http://de.dydra.com/heltnormalt/testing/sparql">http://de.dydra.com/heltnormalt/testing/sparql</text:a>&gt;</text:p>
          </table:table-cell>
          <table:table-cell table:number-columns-repeated="2" office:value-type="string">
            <text:p>null</text:p>
          </table:table-cell>
          <table:table-cell office:value-type="string">
            <text:p><text:a xlink:href="http://localhost:8084/">http://localhost:8084/</text:a></text:p>
          </table:table-cell>
          <table:table-cell office:value-type="string">
            <text:p>false</text:p>
          </table:table-cell>
          <table:table-cell table:number-columns-repeated="2" office:value-type="string">
            <text:p>null</text:p>
          </table:table-cell>
          <table:table-cell office:value-type="string">
            <text:p>DESCRIBE &lt;<text:a xlink:href="http://localhost:8084/">http://localhost:8084/</text:a>&gt;</text:p>
          </table:table-cell>
          <table:table-cell office:value-type="string">
            <text:p><text:a xlink:href="http://de.dydra.com/heltnormalt/testing/sparql">http://de.dydra.com/heltnormalt/testing/sparql</text:a></text:p>
          </table:table-cell>
          <table:table-cell office:value-type="string">
            <text:p>getQuery() on getServiceURI()</text:p>
          </table:table-cell>
          <table:table-cell table:number-columns-repeated="1013"/>
        </table:table-row>
        <table:table-row table:style-name="ro3">
          <table:table-cell office:value-type="string" table:number-columns-spanned="1" table:number-rows-spanned="2">
            <text:p><text:a xlink:href="http://localhost:8084/">http://localhost:8084/</text:a></text:p>
          </table:table-cell>
          <table:table-cell office:value-type="string">
            <text:p>&lt;<text:a xlink:href="http://localhost:8084/">http://localhost:8084/</text:a>&gt; lda:sparqlEndpoint &lt;<text:a xlink:href="http://de.dydra.com/heltnormalt/testing/sparql">http://de.dydra.com/heltnormalt/testing/sparql</text:a>&gt;</text:p>
          </table:table-cell>
          <table:table-cell office:value-type="string" table:number-columns-spanned="1" table:number-rows-spanned="2">
            <text:p>null</text:p>
          </table:table-cell>
          <table:table-cell office:value-type="string" table:number-columns-spanned="1" table:number-rows-spanned="2">
            <text:p>null</text:p>
          </table:table-cell>
          <table:table-cell office:value-type="string" table:number-columns-spanned="1" table:number-rows-spanned="2">
            <text:p><text:a xlink:href="http://localhost:8084/">http://localhost:8084/</text:a></text:p>
          </table:table-cell>
          <table:table-cell office:value-type="string" table:number-columns-spanned="1" table:number-rows-spanned="2">
            <text:p>false</text:p>
          </table:table-cell>
          <table:table-cell office:value-type="string" table:number-columns-spanned="1" table:number-rows-spanned="2">
            <text:p>null</text:p>
          </table:table-cell>
          <table:table-cell office:value-type="string" table:number-columns-spanned="1" table:number-rows-spanned="2">
            <text:p>g:ConstructLatest</text:p>
          </table:table-cell>
          <table:table-cell office:value-type="string" table:number-columns-spanned="1" table:number-rows-spanned="2">
            <text:p>g:ConstructLatest</text:p>
          </table:table-cell>
          <table:table-cell office:value-type="string" table:number-columns-spanned="1" table:number-rows-spanned="2">
            <text:p><text:a xlink:href="http://de.dydra.com/heltnormalt/testing/sparql">http://de.dydra.com/heltnormalt/testing/sparql</text:a></text:p>
          </table:table-cell>
          <table:table-cell office:value-type="string" table:number-columns-spanned="1" table:number-rows-spanned="2">
            <text:p>getQuery() on getServiceURI()</text:p>
          </table:table-cell>
          <table:table-cell table:number-columns-repeated="1013"/>
        </table:table-row>
        <table:table-row table:style-name="ro3">
          <table:covered-table-cell/>
          <table:table-cell office:value-type="string">
            <text:p>&lt;<text:a xlink:href="http://localhost:8084/">http://localhost:8084/</text:a>&gt; g:query g:ConstructLatest</text:p>
          </table:table-cell>
          <table:covered-table-cell table:number-columns-repeated="9"/>
          <table:table-cell table:number-columns-repeated="1013"/>
        </table:table-row>
        <table:table-row table:style-name="ro2">
          <table:table-cell office:value-type="string">
            <text:p><text:a xlink:href="http://localhost:8084/classes">http://localhost:8084/classes</text:a></text:p>
          </table:table-cell>
          <table:table-cell table:number-columns-repeated="3" office:value-type="string">
            <text:p>null</text:p>
          </table:table-cell>
          <table:table-cell office:value-type="string">
            <text:p><text:a xlink:href="http://localhost:8084/classes">http://localhost:8084/classes</text:a></text:p>
          </table:table-cell>
          <table:table-cell office:value-type="string">
            <text:p>false</text:p>
          </table:table-cell>
          <table:table-cell table:number-columns-repeated="5" office:value-type="string">
            <text:p>null</text:p>
          </table:table-cell>
          <table:table-cell table:number-columns-repeated="1013"/>
        </table:table-row>
        <table:table-row table:style-name="ro2">
          <table:table-cell office:value-type="string">
            <text:p><text:a xlink:href="http://localhost:8084/classes">http://localhost:8084/classes</text:a></text:p>
          </table:table-cell>
          <table:table-cell office:value-type="string">
            <text:p>&lt;<text:a xlink:href="http://localhost:8084/classes">http://localhost:8084/classes</text:a>&gt; dc:title „Classes“</text:p>
          </table:table-cell>
          <table:table-cell table:number-columns-repeated="2" office:value-type="string">
            <text:p>null</text:p>
          </table:table-cell>
          <table:table-cell office:value-type="string">
            <text:p><text:a xlink:href="http://localhost:8084/classes">http://localhost:8084/classes</text:a></text:p>
          </table:table-cell>
          <table:table-cell office:value-type="string">
            <text:p>false</text:p>
          </table:table-cell>
          <table:table-cell table:number-columns-repeated="2" office:value-type="string">
            <text:p>null</text:p>
          </table:table-cell>
          <table:table-cell office:value-type="string">
            <text:p>DESCRIBE &lt;<text:a xlink:href="http://localhost:8084/classes">http://localhost:8084/classes</text:a>&gt;</text:p>
          </table:table-cell>
          <table:table-cell office:value-type="string">
            <text:p>null</text:p>
          </table:table-cell>
          <table:table-cell office:value-type="string">
            <text:p>getQuery() on getOntModel()</text:p>
          </table:table-cell>
          <table:table-cell table:number-columns-repeated="1013"/>
        </table:table-row>
        <table:table-row table:style-name="ro3">
          <table:table-cell office:value-type="string" table:number-columns-spanned="1" table:number-rows-spanned="2">
            <text:p><text:a xlink:href="http://localhost:8084/classes">http://localhost:8084/classes</text:a></text:p>
          </table:table-cell>
          <table:table-cell office:value-type="string">
            <text:p>&lt;<text:a xlink:href="http://localhost:8084/">http://localhost:8084/</text:a>&gt; lda:sparqlEndpoint &lt;<text:a xlink:href="http://de.dydra.com/heltnormalt/testing/sparql">http://de.dydra.com/heltnormalt/testing/sparql</text:a>&gt;</text:p>
          </table:table-cell>
          <table:table-cell office:value-type="string" table:number-columns-spanned="1" table:number-rows-spanned="2">
            <text:p>null</text:p>
          </table:table-cell>
          <table:table-cell office:value-type="string" table:number-columns-spanned="1" table:number-rows-spanned="2">
            <text:p>null</text:p>
          </table:table-cell>
          <table:table-cell office:value-type="string" table:number-columns-spanned="1" table:number-rows-spanned="2">
            <text:p><text:a xlink:href="http://localhost:8084/classes">http://localhost:8084/classes</text:a></text:p>
          </table:table-cell>
          <table:table-cell office:value-type="string" table:number-columns-spanned="1" table:number-rows-spanned="2">
            <text:p>false</text:p>
          </table:table-cell>
          <table:table-cell office:value-type="string" table:number-columns-spanned="1" table:number-rows-spanned="2">
            <text:p>null</text:p>
          </table:table-cell>
          <table:table-cell office:value-type="string" table:number-columns-spanned="1" table:number-rows-spanned="2">
            <text:p>g:ConstructLatestClasses</text:p>
          </table:table-cell>
          <table:table-cell office:value-type="string" table:number-columns-spanned="1" table:number-rows-spanned="2">
            <text:p>g:ConstructLatestClasses</text:p>
          </table:table-cell>
          <table:table-cell office:value-type="string" table:number-columns-spanned="1" table:number-rows-spanned="2">
            <text:p><text:a xlink:href="http://de.dydra.com/heltnormalt/testing/sparql">http://de.dydra.com/heltnormalt/testing/sparql</text:a></text:p>
          </table:table-cell>
          <table:table-cell office:value-type="string" table:number-columns-spanned="1" table:number-rows-spanned="2">
            <text:p>getQuery() on getServiceURI()</text:p>
          </table:table-cell>
          <table:table-cell table:number-columns-repeated="1013"/>
        </table:table-row>
        <table:table-row table:style-name="ro3">
          <table:covered-table-cell/>
          <table:table-cell office:value-type="string">
            <text:p>&lt;<text:a xlink:href="http://localhost:8084/classes">http://localhost:8084/classes</text:a>&gt; g:query g:ConstructLatestClasses</text:p>
          </table:table-cell>
          <table:covered-table-cell table:number-columns-repeated="3"/>
          <table:covered-table-cell table:style-name="ce4"/>
          <table:covered-table-cell table:number-columns-repeated="5"/>
          <table:table-cell table:number-columns-repeated="1013"/>
        </table:table-row>
        <table:table-row table:style-name="ro3">
          <table:table-cell table:style-name="ce1" office:value-type="string" table:number-columns-spanned="1" table:number-rows-spanned="2">
            <text:p><text:a xlink:href="http://localhost:8084/classes">http://localhost:8084/classes</text:a></text:p>
          </table:table-cell>
          <table:table-cell office:value-type="string">
            <text:p>&lt;<text:a xlink:href="http://localhost:8084/">http://localhost:8084/</text:a>&gt; lda:sparqlEndpoint &lt;<text:a xlink:href="http://de.dydra.com/heltnormalt/testing/sparql">http://de.dydra.com/heltnormalt/testing/sparql</text:a>&gt;</text:p>
          </table:table-cell>
          <table:table-cell table:style-name="ce1" office:value-type="string" table:number-columns-spanned="1" table:number-rows-spanned="2">
            <text:p>null</text:p>
          </table:table-cell>
          <table:table-cell table:style-name="ce1" office:value-type="string" table:number-columns-spanned="1" table:number-rows-spanned="2">
            <text:p>null</text:p>
          </table:table-cell>
          <table:table-cell table:style-name="ce1" office:value-type="string" table:number-columns-spanned="1" table:number-rows-spanned="2">
            <text:p><text:a xlink:href="http://localhost:8084/classes">http://localhost:8084/classes</text:a></text:p>
          </table:table-cell>
          <table:table-cell office:value-type="string" table:number-columns-spanned="1" table:number-rows-spanned="2">
            <text:p>false</text:p>
          </table:table-cell>
          <table:table-cell table:style-name="ce1" office:value-type="string" table:number-columns-spanned="1" table:number-rows-spanned="2">
            <text:p>g:Describe</text:p>
          </table:table-cell>
          <table:table-cell table:style-name="ce1" office:value-type="string" table:number-columns-spanned="1" table:number-rows-spanned="2">
            <text:p>null</text:p>
          </table:table-cell>
          <table:table-cell table:style-name="ce1" office:value-type="string" table:number-columns-spanned="1" table:number-rows-spanned="2">
            <text:p>g:Describe &lt;<text:a xlink:href="http://localhost:8084/classes">http://localhost:8084/classes</text:a>&gt;&gt;</text:p>
          </table:table-cell>
          <table:table-cell table:style-name="ce1" office:value-type="string" table:number-columns-spanned="1" table:number-rows-spanned="2">
            <text:p><text:a xlink:href="http://de.dydra.com/heltnormalt/testing/sparql">http://de.dydra.com/heltnormalt/testing/sparql</text:a></text:p>
          </table:table-cell>
          <table:table-cell table:style-name="ce1" office:value-type="string" table:number-columns-spanned="1" table:number-rows-spanned="2">
            <text:p>getQuery() on getServiceURI()</text:p>
          </table:table-cell>
          <table:table-cell table:number-columns-repeated="1013"/>
        </table:table-row>
        <table:table-row table:style-name="ro3">
          <table:covered-table-cell table:style-name="ce1"/>
          <table:table-cell table:style-name="ce1" office:value-type="string">
            <text:p>&lt;<text:a xlink:href="http://de.dydra.com/heltnormalt/testing/sparql">http://de.dydra.com/heltnormalt/testing/sparql</text:a>&gt; g:defaultQuery g:Describe</text:p>
          </table:table-cell>
          <table:covered-table-cell table:number-columns-repeated="9" table:style-name="ce1"/>
          <table:table-cell table:style-name="ce1" table:number-columns-repeated="1013"/>
        </table:table-row>
        <table:table-row table:style-name="ro2">
          <table:table-cell office:value-type="string">
            <text:p><text:a xlink:href="http://localhost:8084/">http://localhost:8084/</text:a></text:p>
          </table:table-cell>
          <table:table-cell office:value-type="string">
            <text:p>null</text:p>
          </table:table-cell>
          <table:table-cell office:value-type="string">
            <text:p><text:a xlink:href="http://localhost:8084/classes">http://localhost:8084/classes</text:a></text:p>
          </table:table-cell>
          <table:table-cell office:value-type="string">
            <text:p>null</text:p>
          </table:table-cell>
          <table:table-cell office:value-type="string">
            <text:p><text:a xlink:href="http://localhost:8084/classes">http://localhost:8084/classes</text:a></text:p>
          </table:table-cell>
          <table:table-cell office:value-type="string">
            <text:p>false</text:p>
          </table:table-cell>
          <table:table-cell office:value-type="string">
            <text:p>null</text:p>
          </table:table-cell>
          <table:table-cell office:value-type="string" table:number-columns-spanned="1" table:number-rows-spanned="2">
            <text:p>g:ConstructLatestClasses</text:p>
          </table:table-cell>
          <table:table-cell table:number-columns-repeated="3" office:value-type="string">
            <text:p>null</text:p>
          </table:table-cell>
          <table:table-cell table:number-columns-repeated="1013"/>
        </table:table-row>
        <table:table-row table:style-name="ro2">
          <table:table-cell office:value-type="string">
            <text:p><text:a xlink:href="http://localhost:8084/">http://localhost:8084/</text:a></text:p>
          </table:table-cell>
          <table:table-cell office:value-type="string">
            <text:p>&lt;<text:a xlink:href="http://localhost:8084/">http://localhost:8084/</text:a>&gt; dc:title „Frontpage“</text:p>
          </table:table-cell>
          <table:table-cell office:value-type="string">
            <text:p><text:a xlink:href="http://localhost:8084/classes">http://localhost:8084/classes</text:a></text:p>
          </table:table-cell>
          <table:table-cell office:value-type="string">
            <text:p>null</text:p>
          </table:table-cell>
          <table:table-cell office:value-type="string">
            <text:p><text:a xlink:href="http://localhost:8084/classes">http://localhost:8084/classes</text:a></text:p>
          </table:table-cell>
          <table:table-cell office:value-type="string">
            <text:p>false</text:p>
          </table:table-cell>
          <table:table-cell office:value-type="string">
            <text:p>null</text:p>
          </table:table-cell>
          <table:covered-table-cell office:value-type="string">
            <text:p>null</text:p>
          </table:covered-table-cell>
          <table:table-cell office:value-type="string">
            <text:p>DESCRIBE &lt;<text:a xlink:href="http://localhost:8084/classes">http://localhost:8084/classes</text:a>&gt;</text:p>
          </table:table-cell>
          <table:table-cell office:value-type="string">
            <text:p>null</text:p>
          </table:table-cell>
          <table:table-cell office:value-type="string">
            <text:p>getQuery() on getOntModel()</text:p>
          </table:table-cell>
          <table:table-cell table:number-columns-repeated="1013"/>
        </table:table-row>
        <table:table-row table:style-name="ro2">
          <table:table-cell office:value-type="string">
            <text:p><text:a xlink:href="http://localhost:8084/">http://localhost:8084/</text:a></text:p>
          </table:table-cell>
          <table:table-cell office:value-type="string">
            <text:p>&lt;<text:a xlink:href="http://localhost:8084/">http://localhost:8084/</text:a>&gt; lda:sparqlEndpoint &lt;<text:a xlink:href="http://de.dydra.com/heltnormalt/testing/sparql">http://de.dydra.com/heltnormalt/testing/sparql</text:a>&gt;</text:p>
          </table:table-cell>
          <table:table-cell office:value-type="string">
            <text:p><text:a xlink:href="http://localhost:8084/classes">http://localhost:8084/classes</text:a></text:p>
          </table:table-cell>
          <table:table-cell office:value-type="string">
            <text:p>null</text:p>
          </table:table-cell>
          <table:table-cell office:value-type="string">
            <text:p><text:a xlink:href="http://localhost:8084/classes">http://localhost:8084/classes</text:a></text:p>
          </table:table-cell>
          <table:table-cell office:value-type="string">
            <text:p>false</text:p>
          </table:table-cell>
          <table:table-cell table:number-columns-repeated="2" office:value-type="string">
            <text:p>null</text:p>
          </table:table-cell>
          <table:table-cell office:value-type="string">
            <text:p>DESCRIBE &lt;<text:a xlink:href="http://localhost:8084/classes">http://localhost:8084/classes</text:a>&gt;</text:p>
          </table:table-cell>
          <table:table-cell office:value-type="string">
            <text:p><text:a xlink:href="http://de.dydra.com/heltnormalt/testing/sparql">http://de.dydra.com/heltnormalt/testing/sparql</text:a></text:p>
          </table:table-cell>
          <table:table-cell office:value-type="string">
            <text:p>getQuery() on getServiceURI()</text:p>
          </table:table-cell>
          <table:table-cell table:number-columns-repeated="1013"/>
        </table:table-row>
        <table:table-row table:style-name="ro2">
          <table:table-cell office:value-type="string" table:number-columns-spanned="1" table:number-rows-spanned="2">
            <text:p><text:a xlink:href="http://localhost:8084/">http://localhost:8084/</text:a></text:p>
          </table:table-cell>
          <table:table-cell office:value-type="string">
            <text:p>&lt;<text:a xlink:href="http://localhost:8084/">http://localhost:8084/</text:a>&gt; lda:sparqlEndpoint &lt;<text:a xlink:href="http://de.dydra.com/heltnormalt/testing/sparql">http://de.dydra.com/heltnormalt/testing/sparql</text:a>&gt;</text:p>
          </table:table-cell>
          <table:table-cell office:value-type="string" table:number-columns-spanned="1" table:number-rows-spanned="2">
            <text:p><text:a xlink:href="http://localhost:8084/classes">http://localhost:8084/classes</text:a></text:p>
          </table:table-cell>
          <table:table-cell office:value-type="string" table:number-columns-spanned="1" table:number-rows-spanned="2">
            <text:p>null</text:p>
          </table:table-cell>
          <table:table-cell office:value-type="string" table:number-columns-spanned="1" table:number-rows-spanned="2">
            <text:p><text:a xlink:href="http://localhost:8084/classes">http://localhost:8084/classes</text:a></text:p>
          </table:table-cell>
          <table:table-cell office:value-type="string">
            <text:p>false</text:p>
          </table:table-cell>
          <table:table-cell office:value-type="string" table:number-columns-spanned="1" table:number-rows-spanned="2">
            <text:p>null</text:p>
          </table:table-cell>
          <table:table-cell office:value-type="string" table:number-columns-spanned="1" table:number-rows-spanned="2">
            <text:p>null</text:p>
          </table:table-cell>
          <table:table-cell office:value-type="string" table:number-columns-spanned="1" table:number-rows-spanned="2">
            <text:p>DESCRIBE &lt;<text:a xlink:href="http://localhost:8084/classes">http://localhost:8084/classes</text:a>&gt;</text:p>
          </table:table-cell>
          <table:table-cell office:value-type="string" table:number-columns-spanned="1" table:number-rows-spanned="2">
            <text:p><text:a xlink:href="http://de.dydra.com/heltnormalt/testing/sparql">http://de.dydra.com/heltnormalt/testing/sparql</text:a></text:p>
          </table:table-cell>
          <table:table-cell office:value-type="string" table:number-columns-spanned="1" table:number-rows-spanned="2">
            <text:p>getQuery() on getServiceURI()</text:p>
          </table:table-cell>
          <table:table-cell table:number-columns-repeated="1013"/>
        </table:table-row>
        <table:table-row table:style-name="ro2">
          <table:covered-table-cell/>
          <table:table-cell office:value-type="string">
            <text:p>&lt;<text:a xlink:href="http://localhost:8084/">http://localhost:8084/</text:a>&gt; g:query g:ConstructLatest</text:p>
          </table:table-cell>
          <table:covered-table-cell table:number-columns-repeated="3"/>
          <table:table-cell office:value-type="string">
            <text:p>false</text:p>
          </table:table-cell>
          <table:covered-table-cell table:number-columns-repeated="5"/>
          <table:table-cell table:number-columns-repeated="1013"/>
        </table:table-row>
        <table:table-row table:style-name="ro2">
          <table:table-cell office:value-type="string">
            <text:p><text:a xlink:href="http://localhost:8084/classes">http://localhost:8084/classes</text:a></text:p>
          </table:table-cell>
          <table:table-cell office:value-type="string">
            <text:p>null</text:p>
          </table:table-cell>
          <table:table-cell office:value-type="string">
            <text:p><text:a xlink:href="http://localhost:8084/classes">http://localhost:8084/classes</text:a></text:p>
          </table:table-cell>
          <table:table-cell office:value-type="string">
            <text:p>null</text:p>
          </table:table-cell>
          <table:table-cell office:value-type="string">
            <text:p><text:a xlink:href="http://localhost:8084/classes">http://localhost:8084/classes</text:a></text:p>
          </table:table-cell>
          <table:table-cell office:value-type="string">
            <text:p>false</text:p>
          </table:table-cell>
          <table:table-cell table:number-columns-repeated="5" office:value-type="string">
            <text:p>null</text:p>
          </table:table-cell>
          <table:table-cell table:number-columns-repeated="1013"/>
        </table:table-row>
        <table:table-row table:style-name="ro2">
          <table:table-cell office:value-type="string">
            <text:p><text:a xlink:href="http://localhost:8084/classes">http://localhost:8084/classes</text:a></text:p>
          </table:table-cell>
          <table:table-cell office:value-type="string">
            <text:p>&lt;<text:a xlink:href="http://localhost:8084/classes">http://localhost:8084/classes</text:a>&gt; dc:title „Classes“</text:p>
          </table:table-cell>
          <table:table-cell office:value-type="string">
            <text:p><text:a xlink:href="http://localhost:8084/classes">http://localhost:8084/classes</text:a></text:p>
          </table:table-cell>
          <table:table-cell office:value-type="string">
            <text:p>null</text:p>
          </table:table-cell>
          <table:table-cell office:value-type="string">
            <text:p><text:a xlink:href="http://localhost:8084/classes">http://localhost:8084/classes</text:a></text:p>
          </table:table-cell>
          <table:table-cell office:value-type="string">
            <text:p>false</text:p>
          </table:table-cell>
          <table:table-cell table:number-columns-repeated="2" office:value-type="string">
            <text:p>null</text:p>
          </table:table-cell>
          <table:table-cell office:value-type="string">
            <text:p>DESCRIBE &lt;<text:a xlink:href="http://localhost:8084/classes">http://localhost:8084/classes</text:a>&gt;</text:p>
          </table:table-cell>
          <table:table-cell office:value-type="string">
            <text:p>null</text:p>
          </table:table-cell>
          <table:table-cell office:value-type="string">
            <text:p>getQuery() on getOntModel()</text:p>
          </table:table-cell>
          <table:table-cell table:number-columns-repeated="1013"/>
        </table:table-row>
        <table:table-row table:style-name="ro2">
          <table:table-cell office:value-type="string" table:number-columns-spanned="1" table:number-rows-spanned="2">
            <text:p><text:a xlink:href="http://localhost:8084/classes">http://localhost:8084/classes</text:a></text:p>
          </table:table-cell>
          <table:table-cell office:value-type="string">
            <text:p>&lt;<text:a xlink:href="http://localhost:8084/">http://localhost:8084/</text:a>&gt; lda:sparqlEndpoint &lt;<text:a xlink:href="http://de.dydra.com/heltnormalt/testing/sparql">http://de.dydra.com/heltnormalt/testing/sparql</text:a>&gt;</text:p>
          </table:table-cell>
          <table:table-cell office:value-type="string" table:number-columns-spanned="1" table:number-rows-spanned="2">
            <text:p><text:a xlink:href="http://localhost:8084/classes">http://localhost:8084/classes</text:a></text:p>
          </table:table-cell>
          <table:table-cell office:value-type="string" table:number-columns-spanned="1" table:number-rows-spanned="2">
            <text:p>null</text:p>
          </table:table-cell>
          <table:table-cell office:value-type="string">
            <text:p><text:a xlink:href="http://localhost:8084/classes">http://localhost:8084/classes</text:a></text:p>
          </table:table-cell>
          <table:table-cell office:value-type="string">
            <text:p>false</text:p>
          </table:table-cell>
          <table:table-cell office:value-type="string">
            <text:p>null</text:p>
          </table:table-cell>
          <table:table-cell office:value-type="string" table:number-columns-spanned="1" table:number-rows-spanned="2">
            <text:p>g:ConstructLatestClasses</text:p>
          </table:table-cell>
          <table:table-cell office:value-type="string" table:number-columns-spanned="1" table:number-rows-spanned="2">
            <text:p>g:ConstructLatestClasses</text:p>
          </table:table-cell>
          <table:table-cell office:value-type="string" table:number-columns-spanned="1" table:number-rows-spanned="2">
            <text:p><text:a xlink:href="http://de.dydra.com/heltnormalt/testing/sparql">http://de.dydra.com/heltnormalt/testing/sparql</text:a></text:p>
          </table:table-cell>
          <table:table-cell office:value-type="string" table:number-columns-spanned="1" table:number-rows-spanned="2">
            <text:p>getQuery() on getServiceURI()</text:p>
          </table:table-cell>
          <table:table-cell table:number-columns-repeated="1013"/>
        </table:table-row>
        <table:table-row table:style-name="ro2">
          <table:covered-table-cell/>
          <table:table-cell office:value-type="string">
            <text:p>&lt;<text:a xlink:href="http://localhost:8084/classes">http://localhost:8084/classes</text:a>&gt; g:query g:ConstructLatestClasses</text:p>
          </table:table-cell>
          <table:covered-table-cell table:number-columns-repeated="2"/>
          <table:table-cell/>
          <table:table-cell office:value-type="string">
            <text:p>false</text:p>
          </table:table-cell>
          <table:table-cell/>
          <table:covered-table-cell table:number-columns-repeated="4"/>
          <table:table-cell table:number-columns-repeated="1013"/>
        </table:table-row>
        <table:table-row table:style-name="ro2">
          <table:table-cell table:style-name="ce1" office:value-type="string" table:number-columns-spanned="1" table:number-rows-spanned="2">
            <text:p><text:a xlink:href="http://localhost:8084/classes">http://localhost:8084/classes</text:a></text:p>
          </table:table-cell>
          <table:table-cell office:value-type="string">
            <text:p>&lt;<text:a xlink:href="http://localhost:8084/">http://localhost:8084/</text:a>&gt; lda:sparqlEndpoint &lt;<text:a xlink:href="http://de.dydra.com/heltnormalt/testing/sparql">http://de.dydra.com/heltnormalt/testing/sparql</text:a>&gt;</text:p>
          </table:table-cell>
          <table:table-cell table:style-name="ce1" office:value-type="string" table:number-columns-spanned="1" table:number-rows-spanned="2">
            <text:p><text:a xlink:href="http://localhost:8084/classes">http://localhost:8084/classes</text:a></text:p>
          </table:table-cell>
          <table:table-cell table:style-name="ce1" office:value-type="string" table:number-columns-spanned="1" table:number-rows-spanned="2">
            <text:p>null</text:p>
          </table:table-cell>
          <table:table-cell table:style-name="ce1" office:value-type="string" table:number-columns-spanned="1" table:number-rows-spanned="2">
            <text:p><text:a xlink:href="http://localhost:8084/classes">http://localhost:8084/classes</text:a></text:p>
          </table:table-cell>
          <table:table-cell office:value-type="string">
            <text:p>false</text:p>
          </table:table-cell>
          <table:table-cell table:style-name="ce1" office:value-type="string" table:number-columns-spanned="1" table:number-rows-spanned="2">
            <text:p>g:Describe</text:p>
          </table:table-cell>
          <table:table-cell table:style-name="ce1" office:value-type="string" table:number-columns-spanned="1" table:number-rows-spanned="2">
            <text:p>null</text:p>
          </table:table-cell>
          <table:table-cell table:style-name="ce1" office:value-type="string" table:number-columns-spanned="1" table:number-rows-spanned="2">
            <text:p>g:Describe &lt;<text:a xlink:href="http://localhost:8084/classes">http://localhost:8084/classes</text:a>&gt;</text:p>
          </table:table-cell>
          <table:table-cell table:style-name="ce1" office:value-type="string" table:number-columns-spanned="1" table:number-rows-spanned="2">
            <text:p><text:a xlink:href="http://de.dydra.com/heltnormalt/testing/sparql">http://de.dydra.com/heltnormalt/testing/sparql</text:a></text:p>
          </table:table-cell>
          <table:table-cell table:style-name="ce1" office:value-type="string" table:number-columns-spanned="1" table:number-rows-spanned="2">
            <text:p>getQuery() on getServiceURI()</text:p>
          </table:table-cell>
          <table:table-cell table:number-columns-repeated="1013"/>
        </table:table-row>
        <table:table-row table:style-name="ro2">
          <table:covered-table-cell table:style-name="ce1"/>
          <table:table-cell table:style-name="ce1" office:value-type="string">
            <text:p>&lt;<text:a xlink:href="http://localhost:8084/">http://localhost:8084/</text:a>&gt; g:defaultQuery g:Describe</text:p>
          </table:table-cell>
          <table:covered-table-cell table:number-columns-repeated="3" table:style-name="ce1"/>
          <table:table-cell table:style-name="ce1" office:value-type="string">
            <text:p>false</text:p>
          </table:table-cell>
          <table:covered-table-cell table:number-columns-repeated="5" table:style-name="ce1"/>
          <table:table-cell table:style-name="ce1" table:number-columns-repeated="1013"/>
        </table:table-row>
        <table:table-row table:style-name="ro2">
          <table:table-cell office:value-type="string">
            <text:p><text:a xlink:href="http://localhost:8084/">http://localhost:8084/</text:a></text:p>
          </table:table-cell>
          <table:table-cell office:value-type="string">
            <text:p>null</text:p>
          </table:table-cell>
          <table:table-cell office:value-type="string">
            <text:p><text:a xlink:href="http://dbpedia.org/resource/Vilnius">http://dbpedia.org/resource/Vilnius</text:a></text:p>
          </table:table-cell>
          <table:table-cell office:value-type="string">
            <text:p>null</text:p>
          </table:table-cell>
          <table:table-cell office:value-type="string">
            <text:p><text:a xlink:href="http://dbpedia.org/resource/Vilnius">http://dbpedia.org/resource/Vilnius</text:a></text:p>
          </table:table-cell>
          <table:table-cell office:value-type="string">
            <text:p>true</text:p>
          </table:table-cell>
          <table:table-cell table:number-columns-repeated="2" office:value-type="string">
            <text:p>null</text:p>
          </table:table-cell>
          <table:table-cell office:value-type="string">
            <text:p>DESCRIBE &lt;<text:a xlink:href="http://dbpedia.org/resource/Vilnius">http://dbpedia.org/resource/Vilnius</text:a>&gt;</text:p>
          </table:table-cell>
          <table:table-cell office:value-type="string">
            <text:p>null</text:p>
          </table:table-cell>
          <table:table-cell office:value-type="string">
            <text:p>loadModel(getURI())</text:p>
          </table:table-cell>
          <table:table-cell table:number-columns-repeated="1013"/>
        </table:table-row>
        <table:table-row table:style-name="ro2">
          <table:table-cell office:value-type="string">
            <text:p><text:a xlink:href="http://localhost:8084/">http://localhost:8084/</text:a></text:p>
          </table:table-cell>
          <table:table-cell office:value-type="string">
            <text:p>&lt;<text:a xlink:href="http://localhost:8084/">http://localhost:8084/</text:a>&gt; dc:title „Frontpage“</text:p>
          </table:table-cell>
          <table:table-cell office:value-type="string">
            <text:p><text:a xlink:href="http://dbpedia.org/resource/Vilnius">http://dbpedia.org/resource/Vilnius</text:a></text:p>
          </table:table-cell>
          <table:table-cell office:value-type="string">
            <text:p>null</text:p>
          </table:table-cell>
          <table:table-cell office:value-type="string">
            <text:p><text:a xlink:href="http://dbpedia.org/resource/Vilnius">http://dbpedia.org/resource/Vilnius</text:a></text:p>
          </table:table-cell>
          <table:table-cell office:value-type="string">
            <text:p>true</text:p>
          </table:table-cell>
          <table:table-cell table:number-columns-repeated="2" office:value-type="string">
            <text:p>null</text:p>
          </table:table-cell>
          <table:table-cell office:value-type="string">
            <text:p>DESCRIBE &lt;<text:a xlink:href="http://dbpedia.org/resource/Vilnius">http://dbpedia.org/resource/Vilnius</text:a>&gt;</text:p>
          </table:table-cell>
          <table:table-cell office:value-type="string">
            <text:p>null</text:p>
          </table:table-cell>
          <table:table-cell office:value-type="string">
            <text:p>loadModel(getURI())</text:p>
          </table:table-cell>
          <table:table-cell table:number-columns-repeated="1013"/>
        </table:table-row>
        <table:table-row table:style-name="ro3">
          <table:table-cell office:value-type="string">
            <text:p><text:a xlink:href="http://localhost:8084/">http://localhost:8084/</text:a></text:p>
          </table:table-cell>
          <table:table-cell office:value-type="string">
            <text:p>&lt;<text:a xlink:href="http://localhost:8084/">http://localhost:8084/</text:a>&gt; lda:sparqlEndpoint &lt;<text:a xlink:href="http://de.dydra.com/heltnormalt/testing/sparql">http://de.dydra.com/heltnormalt/testing/sparql</text:a>&gt;</text:p>
          </table:table-cell>
          <table:table-cell office:value-type="string" table:number-columns-spanned="1" table:number-rows-spanned="2">
            <text:p><text:a xlink:href="http://dbpedia.org/resource/Vilnius">http://dbpedia.org/resource/Vilnius</text:a></text:p>
          </table:table-cell>
          <table:table-cell office:value-type="string">
            <text:p>null</text:p>
          </table:table-cell>
          <table:table-cell office:value-type="string">
            <text:p><text:a xlink:href="http://dbpedia.org/resource/Vilnius">http://dbpedia.org/resource/Vilnius</text:a></text:p>
          </table:table-cell>
          <table:table-cell office:value-type="string" table:number-columns-spanned="1" table:number-rows-spanned="2">
            <text:p>true</text:p>
          </table:table-cell>
          <table:table-cell table:number-columns-repeated="2" office:value-type="string">
            <text:p>null</text:p>
          </table:table-cell>
          <table:table-cell office:value-type="string">
            <text:p>DESCRIBE &lt;<text:a xlink:href="http://dbpedia.org/resource/Vilnius">http://dbpedia.org/resource/Vilnius</text:a>&gt;</text:p>
          </table:table-cell>
          <table:table-cell office:value-type="string">
            <text:p>null</text:p>
          </table:table-cell>
          <table:table-cell office:value-type="string">
            <text:p>loadModel(getURI())</text:p>
          </table:table-cell>
          <table:table-cell table:number-columns-repeated="1013"/>
        </table:table-row>
        <table:table-row table:style-name="ro3">
          <table:table-cell office:value-type="string" table:number-columns-spanned="1" table:number-rows-spanned="2">
            <text:p><text:a xlink:href="http://localhost:8084/">http://localhost:8084/</text:a></text:p>
          </table:table-cell>
          <table:table-cell office:value-type="string">
            <text:p>&lt;<text:a xlink:href="http://localhost:8084/">http://localhost:8084/</text:a>&gt; lda:sparqlEndpoint &lt;<text:a xlink:href="http://de.dydra.com/heltnormalt/testing/sparql">http://de.dydra.com/heltnormalt/testing/sparql</text:a>&gt;</text:p>
          </table:table-cell>
          <table:covered-table-cell office:value-type="string">
            <text:p><text:a xlink:href="http://dbpedia.org/resource/Vilnius">http://dbpedia.org/resource/Vilnius</text:a></text:p>
          </table:covered-table-cell>
          <table:table-cell office:value-type="string" table:number-columns-spanned="1" table:number-rows-spanned="2">
            <text:p>null</text:p>
          </table:table-cell>
          <table:table-cell office:value-type="string" table:number-columns-spanned="1" table:number-rows-spanned="2">
            <text:p><text:a xlink:href="http://dbpedia.org/resource/Vilnius">http://dbpedia.org/resource/Vilnius</text:a></text:p>
          </table:table-cell>
          <table:covered-table-cell/>
          <table:table-cell office:value-type="string" table:number-columns-spanned="1" table:number-rows-spanned="2">
            <text:p>null</text:p>
          </table:table-cell>
          <table:table-cell office:value-type="string" table:number-columns-spanned="1" table:number-rows-spanned="2">
            <text:p>null</text:p>
          </table:table-cell>
          <table:table-cell office:value-type="string" table:number-columns-spanned="1" table:number-rows-spanned="2">
            <text:p>DESCRIBE &lt;<text:a xlink:href="http://dbpedia.org/resource/Vilnius">http://dbpedia.org/resource/Vilnius</text:a>&gt;</text:p>
          </table:table-cell>
          <table:table-cell office:value-type="string" table:number-columns-spanned="1" table:number-rows-spanned="2">
            <text:p>null</text:p>
          </table:table-cell>
          <table:table-cell office:value-type="string" table:number-columns-spanned="1" table:number-rows-spanned="2">
            <text:p>loadModel(getURI())</text:p>
          </table:table-cell>
          <table:table-cell table:number-columns-repeated="1013"/>
        </table:table-row>
        <table:table-row table:style-name="ro2">
          <table:covered-table-cell/>
          <table:table-cell office:value-type="string">
            <text:p>&lt;<text:a xlink:href="http://localhost:8084/">http://localhost:8084/</text:a>&gt; g:query g:ConstructLatest</text:p>
          </table:table-cell>
          <table:table-cell/>
          <table:covered-table-cell table:number-columns-repeated="2"/>
          <table:table-cell office:value-type="string">
            <text:p>true</text:p>
          </table:table-cell>
          <table:covered-table-cell table:number-columns-repeated="5"/>
          <table:table-cell table:number-columns-repeated="1013"/>
        </table:table-row>
        <table:table-row table:style-name="ro2">
          <table:table-cell office:value-type="string">
            <text:p><text:a xlink:href="http://localhost:8084/classes">http://localhost:8084/classes</text:a></text:p>
          </table:table-cell>
          <table:table-cell office:value-type="string">
            <text:p>null</text:p>
          </table:table-cell>
          <table:table-cell office:value-type="string">
            <text:p><text:a xlink:href="http://dbpedia.org/resource/Vilnius">http://dbpedia.org/resource/Vilnius</text:a></text:p>
          </table:table-cell>
          <table:table-cell office:value-type="string">
            <text:p>null</text:p>
          </table:table-cell>
          <table:table-cell office:value-type="string">
            <text:p><text:a xlink:href="http://dbpedia.org/resource/Vilnius">http://dbpedia.org/resource/Vilnius</text:a></text:p>
          </table:table-cell>
          <table:table-cell office:value-type="string">
            <text:p>true</text:p>
          </table:table-cell>
          <table:table-cell table:number-columns-repeated="2" office:value-type="string">
            <text:p>null</text:p>
          </table:table-cell>
          <table:table-cell office:value-type="string">
            <text:p>DESCRIBE &lt;<text:a xlink:href="http://dbpedia.org/resource/Vilnius">http://dbpedia.org/resource/Vilnius</text:a>&gt;</text:p>
          </table:table-cell>
          <table:table-cell office:value-type="string">
            <text:p>null</text:p>
          </table:table-cell>
          <table:table-cell office:value-type="string">
            <text:p>loadModel(getURI())</text:p>
          </table:table-cell>
          <table:table-cell table:number-columns-repeated="1013"/>
        </table:table-row>
        <table:table-row table:style-name="ro3">
          <table:table-cell office:value-type="string">
            <text:p><text:a xlink:href="http://localhost:8084/classes">http://localhost:8084/classes</text:a></text:p>
          </table:table-cell>
          <table:table-cell office:value-type="string">
            <text:p>&lt;<text:a xlink:href="http://localhost:8084/classes">http://localhost:8084/classes</text:a>&gt; dc:title „Classes“</text:p>
          </table:table-cell>
          <table:table-cell office:value-type="string">
            <text:p><text:a xlink:href="http://dbpedia.org/resource/Vilnius">http://dbpedia.org/resource/Vilnius</text:a></text:p>
          </table:table-cell>
          <table:table-cell office:value-type="string">
            <text:p>null</text:p>
          </table:table-cell>
          <table:table-cell office:value-type="string">
            <text:p><text:a xlink:href="http://dbpedia.org/resource/Vilnius">http://dbpedia.org/resource/Vilnius</text:a></text:p>
          </table:table-cell>
          <table:table-cell office:value-type="string" table:number-columns-spanned="1" table:number-rows-spanned="2">
            <text:p>true</text:p>
          </table:table-cell>
          <table:table-cell table:number-columns-repeated="2" office:value-type="string">
            <text:p>null</text:p>
          </table:table-cell>
          <table:table-cell office:value-type="string">
            <text:p>DESCRIBE &lt;<text:a xlink:href="http://dbpedia.org/resource/Vilnius">http://dbpedia.org/resource/Vilnius</text:a>&gt;</text:p>
          </table:table-cell>
          <table:table-cell office:value-type="string">
            <text:p>null</text:p>
          </table:table-cell>
          <table:table-cell office:value-type="string">
            <text:p>loadModel(getURI())</text:p>
          </table:table-cell>
          <table:table-cell table:number-columns-repeated="1013"/>
        </table:table-row>
        <table:table-row table:style-name="ro3">
          <table:table-cell office:value-type="string" table:number-columns-spanned="1" table:number-rows-spanned="2">
            <text:p><text:a xlink:href="http://localhost:8084/classes">http://localhost:8084/classes</text:a></text:p>
          </table:table-cell>
          <table:table-cell office:value-type="string">
            <text:p>&lt;<text:a xlink:href="http://localhost:8084/">http://localhost:8084/</text:a>&gt; lda:sparqlEndpoint &lt;<text:a xlink:href="http://de.dydra.com/heltnormalt/testing/sparql">http://de.dydra.com/heltnormalt/testing/sparql</text:a>&gt;</text:p>
          </table:table-cell>
          <table:table-cell office:value-type="string" table:number-columns-spanned="1" table:number-rows-spanned="2">
            <text:p><text:a xlink:href="http://dbpedia.org/resource/Vilnius">http://dbpedia.org/resource/Vilnius</text:a></text:p>
          </table:table-cell>
          <table:table-cell office:value-type="string" table:number-columns-spanned="1" table:number-rows-spanned="2">
            <text:p>null</text:p>
          </table:table-cell>
          <table:table-cell office:value-type="string" table:number-columns-spanned="1" table:number-rows-spanned="2">
            <text:p><text:a xlink:href="http://dbpedia.org/resource/Vilnius">http://dbpedia.org/resource/Vilnius</text:a></text:p>
          </table:table-cell>
          <table:covered-table-cell/>
          <table:table-cell office:value-type="string" table:number-columns-spanned="1" table:number-rows-spanned="2">
            <text:p>null</text:p>
          </table:table-cell>
          <table:table-cell office:value-type="string" table:number-columns-spanned="1" table:number-rows-spanned="2">
            <text:p>null</text:p>
          </table:table-cell>
          <table:table-cell office:value-type="string" table:number-columns-spanned="1" table:number-rows-spanned="2">
            <text:p>DESCRIBE &lt;<text:a xlink:href="http://dbpedia.org/resource/Vilnius">http://dbpedia.org/resource/Vilnius</text:a>&gt;</text:p>
          </table:table-cell>
          <table:table-cell office:value-type="string" table:number-columns-spanned="1" table:number-rows-spanned="2">
            <text:p>null</text:p>
          </table:table-cell>
          <table:table-cell office:value-type="string" table:number-columns-spanned="1" table:number-rows-spanned="2">
            <text:p>loadModel(getURI())</text:p>
          </table:table-cell>
          <table:table-cell table:number-columns-repeated="1013"/>
        </table:table-row>
        <table:table-row table:style-name="ro3">
          <table:covered-table-cell/>
          <table:table-cell office:value-type="string">
            <text:p>&lt;<text:a xlink:href="http://localhost:8084/classes">http://localhost:8084/classes</text:a>&gt; g:query g:ConstructLatestClasses</text:p>
          </table:table-cell>
          <table:covered-table-cell table:number-columns-repeated="3"/>
          <table:table-cell office:value-type="string" table:number-columns-spanned="1" table:number-rows-spanned="2">
            <text:p>true</text:p>
          </table:table-cell>
          <table:covered-table-cell table:number-columns-repeated="5"/>
          <table:table-cell table:number-columns-repeated="1013"/>
        </table:table-row>
        <table:table-row table:style-name="ro3">
          <table:table-cell table:style-name="ce1" office:value-type="string" table:number-columns-spanned="1" table:number-rows-spanned="2">
            <text:p><text:a xlink:href="http://localhost:8084/classes">http://localhost:8084/classes</text:a></text:p>
          </table:table-cell>
          <table:table-cell office:value-type="string">
            <text:p>&lt;<text:a xlink:href="http://localhost:8084/">http://localhost:8084/</text:a>&gt; lda:sparqlEndpoint &lt;<text:a xlink:href="http://de.dydra.com/heltnormalt/testing/sparql">http://de.dydra.com/heltnormalt/testing/sparql</text:a>&gt;</text:p>
          </table:table-cell>
          <table:table-cell office:value-type="string" table:number-columns-spanned="1" table:number-rows-spanned="2">
            <text:p><text:a xlink:href="http://dbpedia.org/resource/Vilnius">http://dbpedia.org/resource/Vilnius</text:a></text:p>
          </table:table-cell>
          <table:table-cell table:style-name="ce1" office:value-type="string" table:number-columns-spanned="1" table:number-rows-spanned="2">
            <text:p>null</text:p>
          </table:table-cell>
          <table:table-cell table:style-name="ce1" office:value-type="string" table:number-columns-spanned="1" table:number-rows-spanned="2">
            <text:p><text:a xlink:href="http://dbpedia.org/resource/Vilnius">http://dbpedia.org/resource/Vilnius</text:a></text:p>
          </table:table-cell>
          <table:covered-table-cell table:style-name="ce1"/>
          <table:table-cell table:style-name="ce1" office:value-type="string" table:number-columns-spanned="1" table:number-rows-spanned="2">
            <text:p>g:Describe</text:p>
          </table:table-cell>
          <table:table-cell table:style-name="ce1" office:value-type="string" table:number-columns-spanned="1" table:number-rows-spanned="2">
            <text:p>null</text:p>
          </table:table-cell>
          <table:table-cell table:style-name="ce1" office:value-type="string" table:number-columns-spanned="1" table:number-rows-spanned="2">
            <text:p>g:Describe <text:s/>&lt;<text:a xlink:href="http://dbpedia.org/resource/Vilnius">http://dbpedia.org/resource/Vilnius</text:a>&gt;</text:p>
          </table:table-cell>
          <table:table-cell table:style-name="ce1" office:value-type="string" table:number-columns-spanned="1" table:number-rows-spanned="2">
            <text:p>null</text:p>
          </table:table-cell>
          <table:table-cell table:style-name="ce1" office:value-type="string" table:number-columns-spanned="1" table:number-rows-spanned="2">
            <text:p>loadModel(getURI())</text:p>
          </table:table-cell>
          <table:table-cell table:number-columns-repeated="1013"/>
        </table:table-row>
        <table:table-row table:style-name="ro2">
          <table:covered-table-cell table:style-name="ce1"/>
          <table:table-cell table:style-name="ce1" office:value-type="string">
            <text:p>&lt;<text:a xlink:href="http://de.dydra.com/heltnormalt/testing/sparql">http://de.dydra.com/heltnormalt/testing/sparql</text:a>&gt; g:defaultQuery g:Describe</text:p>
          </table:table-cell>
          <table:covered-table-cell table:number-columns-repeated="3" table:style-name="ce1"/>
          <table:table-cell table:style-name="ce1" office:value-type="string">
            <text:p>true</text:p>
          </table:table-cell>
          <table:covered-table-cell table:number-columns-repeated="5" table:style-name="ce1"/>
          <table:table-cell table:style-name="ce1" table:number-columns-repeated="1013"/>
        </table:table-row>
        <table:table-row table:style-name="ro2">
          <table:table-cell office:value-type="string">
            <text:p><text:a xlink:href="http://localhost:8084/">http://localhost:8084/</text:a></text:p>
          </table:table-cell>
          <table:table-cell table:number-columns-repeated="2" office:value-type="string">
            <text:p>null</text:p>
          </table:table-cell>
          <table:table-cell office:value-type="string">
            <text:p><text:a xlink:href="http://dbpedia.org/sparql">http://dbpedia.org/sparql</text:a></text:p>
          </table:table-cell>
          <table:table-cell office:value-type="string">
            <text:p><text:a xlink:href="http://localhost:8084/">http://localhost:8084/</text:a></text:p>
          </table:table-cell>
          <table:table-cell office:value-type="string">
            <text:p>false</text:p>
          </table:table-cell>
          <table:table-cell table:number-columns-repeated="2" office:value-type="string">
            <text:p>null</text:p>
          </table:table-cell>
          <table:table-cell office:value-type="string">
            <text:p>DESCRIBE &lt;<text:a xlink:href="http://localhost:8084/">http://localhost:8084/</text:a>&gt;</text:p>
          </table:table-cell>
          <table:table-cell office:value-type="string">
            <text:p><text:a xlink:href="http://dbpedia.org/sparql">http://dbpedia.org/sparql</text:a></text:p>
          </table:table-cell>
          <table:table-cell office:value-type="string">
            <text:p>getQuery() on getServiceURI()</text:p>
          </table:table-cell>
          <table:table-cell table:number-columns-repeated="1013"/>
        </table:table-row>
        <table:table-row table:style-name="ro2">
          <table:table-cell office:value-type="string">
            <text:p><text:a xlink:href="http://localhost:8084/">http://localhost:8084/</text:a></text:p>
          </table:table-cell>
          <table:table-cell office:value-type="string">
            <text:p>&lt;<text:a xlink:href="http://localhost:8084/">http://localhost:8084/</text:a>&gt; dc:title „Frontpage“</text:p>
          </table:table-cell>
          <table:table-cell office:value-type="string">
            <text:p>null</text:p>
          </table:table-cell>
          <table:table-cell office:value-type="string">
            <text:p><text:a xlink:href="http://dbpedia.org/sparql">http://dbpedia.org/sparql</text:a></text:p>
          </table:table-cell>
          <table:table-cell office:value-type="string">
            <text:p><text:a xlink:href="http://localhost:8084/">http://localhost:8084/</text:a></text:p>
          </table:table-cell>
          <table:table-cell office:value-type="string">
            <text:p>false</text:p>
          </table:table-cell>
          <table:table-cell table:number-columns-repeated="2" office:value-type="string">
            <text:p>null</text:p>
          </table:table-cell>
          <table:table-cell office:value-type="string">
            <text:p>DESCRIBE &lt;<text:a xlink:href="http://localhost:8084/">http://localhost:8084/</text:a>&gt;</text:p>
          </table:table-cell>
          <table:table-cell office:value-type="string">
            <text:p><text:a xlink:href="http://dbpedia.org/sparql">http://dbpedia.org/sparql</text:a></text:p>
          </table:table-cell>
          <table:table-cell office:value-type="string">
            <text:p>getQuery() on getServiceURI()</text:p>
          </table:table-cell>
          <table:table-cell table:number-columns-repeated="1013"/>
        </table:table-row>
        <table:table-row table:style-name="ro2">
          <table:table-cell office:value-type="string">
            <text:p><text:a xlink:href="http://localhost:8084/">http://localhost:8084/</text:a></text:p>
          </table:table-cell>
          <table:table-cell office:value-type="string">
            <text:p>&lt;<text:a xlink:href="http://localhost:8084/">http://localhost:8084/</text:a>&gt; lda:sparqlEndpoint &lt;<text:a xlink:href="http://de.dydra.com/heltnormalt/testing/sparql">http://de.dydra.com/heltnormalt/testing/sparql</text:a>&gt;</text:p>
          </table:table-cell>
          <table:table-cell office:value-type="string">
            <text:p>null</text:p>
          </table:table-cell>
          <table:table-cell office:value-type="string">
            <text:p><text:a xlink:href="http://dbpedia.org/sparql">http://dbpedia.org/sparql</text:a></text:p>
          </table:table-cell>
          <table:table-cell office:value-type="string">
            <text:p><text:a xlink:href="http://localhost:8084/">http://localhost:8084/</text:a></text:p>
          </table:table-cell>
          <table:table-cell office:value-type="string">
            <text:p>false</text:p>
          </table:table-cell>
          <table:table-cell table:number-columns-repeated="2" office:value-type="string">
            <text:p>null</text:p>
          </table:table-cell>
          <table:table-cell office:value-type="string">
            <text:p>DESCRIBE &lt;<text:a xlink:href="http://localhost:8084/">http://localhost:8084/</text:a>&gt;</text:p>
          </table:table-cell>
          <table:table-cell office:value-type="string">
            <text:p><text:a xlink:href="http://dbpedia.org/sparql">http://dbpedia.org/sparql</text:a></text:p>
          </table:table-cell>
          <table:table-cell office:value-type="string">
            <text:p>getQuery() on getServiceURI()</text:p>
          </table:table-cell>
          <table:table-cell table:number-columns-repeated="1013"/>
        </table:table-row>
        <table:table-row table:style-name="ro2">
          <table:table-cell office:value-type="string" table:number-columns-spanned="1" table:number-rows-spanned="2">
            <text:p><text:a xlink:href="http://localhost:8084/">http://localhost:8084/</text:a></text:p>
          </table:table-cell>
          <table:table-cell office:value-type="string">
            <text:p>&lt;<text:a xlink:href="http://localhost:8084/">http://localhost:8084/</text:a>&gt; lda:sparqlEndpoint &lt;<text:a xlink:href="http://de.dydra.com/heltnormalt/testing/sparql">http://de.dydra.com/heltnormalt/testing/sparql</text:a>&gt;</text:p>
          </table:table-cell>
          <table:table-cell office:value-type="string" table:number-columns-spanned="1" table:number-rows-spanned="2">
            <text:p>null</text:p>
          </table:table-cell>
          <table:table-cell office:value-type="string" table:number-columns-spanned="1" table:number-rows-spanned="2">
            <text:p><text:a xlink:href="http://dbpedia.org/sparql">http://dbpedia.org/sparql</text:a></text:p>
          </table:table-cell>
          <table:table-cell office:value-type="string" table:number-columns-spanned="1" table:number-rows-spanned="2">
            <text:p><text:a xlink:href="http://localhost:8084/">http://localhost:8084/</text:a></text:p>
          </table:table-cell>
          <table:table-cell office:value-type="string">
            <text:p>false</text:p>
          </table:table-cell>
          <table:table-cell office:value-type="string" table:number-columns-spanned="1" table:number-rows-spanned="2">
            <text:p>null</text:p>
          </table:table-cell>
          <table:table-cell office:value-type="string" table:number-columns-spanned="1" table:number-rows-spanned="2">
            <text:p>g:ConstructLatest</text:p>
          </table:table-cell>
          <table:table-cell office:value-type="string" table:number-columns-spanned="1" table:number-rows-spanned="2">
            <text:p>g:ConstructLatest</text:p>
          </table:table-cell>
          <table:table-cell office:value-type="string" table:number-columns-spanned="1" table:number-rows-spanned="2">
            <text:p><text:a xlink:href="http://dbpedia.org/sparql">http://dbpedia.org/sparql</text:a></text:p>
          </table:table-cell>
          <table:table-cell office:value-type="string" table:number-columns-spanned="1" table:number-rows-spanned="2">
            <text:p>getQuery() on getServiceURI()</text:p>
          </table:table-cell>
          <table:table-cell table:number-columns-repeated="1013"/>
        </table:table-row>
        <table:table-row table:style-name="ro2">
          <table:covered-table-cell/>
          <table:table-cell office:value-type="string">
            <text:p>&lt;<text:a xlink:href="http://localhost:8084/">http://localhost:8084/</text:a>&gt; g:query g:ConstructLatest</text:p>
          </table:table-cell>
          <table:covered-table-cell office:value-type="string">
            <text:p>null</text:p>
          </table:covered-table-cell>
          <table:covered-table-cell table:number-columns-repeated="2"/>
          <table:table-cell office:value-type="string">
            <text:p>false</text:p>
          </table:table-cell>
          <table:covered-table-cell table:number-columns-repeated="4"/>
          <table:covered-table-cell office:value-type="string">
            <text:p>getQuery() on getServiceURI()</text:p>
          </table:covered-table-cell>
          <table:table-cell table:number-columns-repeated="1013"/>
        </table:table-row>
        <table:table-row table:style-name="ro2">
          <table:table-cell office:value-type="string">
            <text:p><text:a xlink:href="http://localhost:8084/classes">http://localhost:8084/classes</text:a></text:p>
          </table:table-cell>
          <table:table-cell table:number-columns-repeated="2" office:value-type="string">
            <text:p>null</text:p>
          </table:table-cell>
          <table:table-cell office:value-type="string">
            <text:p><text:a xlink:href="http://dbpedia.org/sparql">http://dbpedia.org/sparql</text:a></text:p>
          </table:table-cell>
          <table:table-cell office:value-type="string">
            <text:p><text:a xlink:href="http://localhost:8084/classes">http://localhost:8084/classes</text:a></text:p>
          </table:table-cell>
          <table:table-cell office:value-type="string">
            <text:p>false</text:p>
          </table:table-cell>
          <table:table-cell table:number-columns-repeated="2" office:value-type="string">
            <text:p>null</text:p>
          </table:table-cell>
          <table:table-cell office:value-type="string">
            <text:p>DESCRIBE &lt;<text:a xlink:href="http://localhost:8084/classes">http://localhost:8084/classes</text:a>&gt;</text:p>
          </table:table-cell>
          <table:table-cell office:value-type="string">
            <text:p><text:a xlink:href="http://dbpedia.org/sparql">http://dbpedia.org/sparql</text:a></text:p>
          </table:table-cell>
          <table:table-cell office:value-type="string">
            <text:p>getQuery() on getServiceURI()</text:p>
          </table:table-cell>
          <table:table-cell table:number-columns-repeated="1013"/>
        </table:table-row>
        <table:table-row table:style-name="ro2">
          <table:table-cell office:value-type="string">
            <text:p><text:a xlink:href="http://localhost:8084/classes">http://localhost:8084/classes</text:a></text:p>
          </table:table-cell>
          <table:table-cell office:value-type="string">
            <text:p>&lt;<text:a xlink:href="http://localhost:8084/classes">http://localhost:8084/classes</text:a>&gt; dc:title „Classes“</text:p>
          </table:table-cell>
          <table:table-cell office:value-type="string">
            <text:p>null</text:p>
          </table:table-cell>
          <table:table-cell office:value-type="string">
            <text:p><text:a xlink:href="http://dbpedia.org/sparql">http://dbpedia.org/sparql</text:a></text:p>
          </table:table-cell>
          <table:table-cell office:value-type="string">
            <text:p><text:a xlink:href="http://localhost:8084/classes">http://localhost:8084/classes</text:a></text:p>
          </table:table-cell>
          <table:table-cell office:value-type="string">
            <text:p>false</text:p>
          </table:table-cell>
          <table:table-cell table:number-columns-repeated="2" office:value-type="string">
            <text:p>null</text:p>
          </table:table-cell>
          <table:table-cell office:value-type="string">
            <text:p>DESCRIBE &lt;<text:a xlink:href="http://localhost:8084/classes">http://localhost:8084/classes</text:a>&gt;</text:p>
          </table:table-cell>
          <table:table-cell office:value-type="string">
            <text:p><text:a xlink:href="http://dbpedia.org/sparql">http://dbpedia.org/sparql</text:a></text:p>
          </table:table-cell>
          <table:table-cell office:value-type="string" table:number-columns-spanned="1" table:number-rows-spanned="2">
            <text:p>getQuery() on getServiceURI()</text:p>
          </table:table-cell>
          <table:table-cell table:number-columns-repeated="1013"/>
        </table:table-row>
        <table:table-row table:style-name="ro2">
          <table:table-cell office:value-type="string" table:number-columns-spanned="1" table:number-rows-spanned="2">
            <text:p><text:a xlink:href="http://localhost:8084/classes">http://localhost:8084/classes</text:a></text:p>
          </table:table-cell>
          <table:table-cell office:value-type="string">
            <text:p>&lt;<text:a xlink:href="http://localhost:8084/">http://localhost:8084/</text:a>&gt; lda:sparqlEndpoint &lt;<text:a xlink:href="http://de.dydra.com/heltnormalt/testing/sparql">http://de.dydra.com/heltnormalt/testing/sparql</text:a>&gt;</text:p>
          </table:table-cell>
          <table:table-cell office:value-type="string" table:number-columns-spanned="1" table:number-rows-spanned="2">
            <text:p>null</text:p>
          </table:table-cell>
          <table:table-cell office:value-type="string" table:number-columns-spanned="1" table:number-rows-spanned="2">
            <text:p><text:a xlink:href="http://dbpedia.org/sparql">http://dbpedia.org/sparql</text:a></text:p>
          </table:table-cell>
          <table:table-cell office:value-type="string" table:number-columns-spanned="1" table:number-rows-spanned="2">
            <text:p><text:a xlink:href="http://localhost:8084/classes">http://localhost:8084/classes</text:a></text:p>
          </table:table-cell>
          <table:table-cell office:value-type="string">
            <text:p>false</text:p>
          </table:table-cell>
          <table:table-cell office:value-type="string" table:number-columns-spanned="1" table:number-rows-spanned="2">
            <text:p>null</text:p>
          </table:table-cell>
          <table:table-cell office:value-type="string" table:number-columns-spanned="1" table:number-rows-spanned="2">
            <text:p>g:ConstructLatestClasses</text:p>
          </table:table-cell>
          <table:table-cell office:value-type="string" table:number-columns-spanned="1" table:number-rows-spanned="2">
            <text:p>g:ConstructLatestClasses</text:p>
          </table:table-cell>
          <table:table-cell office:value-type="string" table:number-columns-spanned="1" table:number-rows-spanned="2">
            <text:p><text:a xlink:href="http://dbpedia.org/sparql">http://dbpedia.org/sparql</text:a></text:p>
          </table:table-cell>
          <table:covered-table-cell office:value-type="string">
            <text:p>getQuery() on getServiceURI()</text:p>
          </table:covered-table-cell>
          <table:table-cell table:number-columns-repeated="1013"/>
        </table:table-row>
        <table:table-row table:style-name="ro2">
          <table:covered-table-cell/>
          <table:table-cell office:value-type="string">
            <text:p>&lt;<text:a xlink:href="http://localhost:8084/classes">http://localhost:8084/classes</text:a>&gt; g:query g:ConstructLatestClasses</text:p>
          </table:table-cell>
          <table:covered-table-cell table:number-columns-repeated="3"/>
          <table:table-cell office:value-type="string">
            <text:p>false</text:p>
          </table:table-cell>
          <table:covered-table-cell table:number-columns-repeated="4"/>
          <table:table-cell office:value-type="string">
            <text:p>getQuery() on getServiceURI()</text:p>
          </table:table-cell>
          <table:table-cell table:number-columns-repeated="1013"/>
        </table:table-row>
        <table:table-row table:style-name="ro2">
          <table:table-cell table:style-name="ce1" office:value-type="string" table:number-columns-spanned="1" table:number-rows-spanned="2">
            <text:p><text:a xlink:href="http://localhost:8084/classes">http://localhost:8084/classes</text:a></text:p>
          </table:table-cell>
          <table:table-cell office:value-type="string">
            <text:p>&lt;<text:a xlink:href="http://localhost:8084/">http://localhost:8084/</text:a>&gt; lda:sparqlEndpoint &lt;<text:a xlink:href="http://de.dydra.com/heltnormalt/testing/sparql">http://de.dydra.com/heltnormalt/testing/sparql</text:a>&gt;</text:p>
          </table:table-cell>
          <table:table-cell table:style-name="ce1" office:value-type="string" table:number-columns-spanned="1" table:number-rows-spanned="2">
            <text:p>null</text:p>
          </table:table-cell>
          <table:table-cell table:style-name="ce1" office:value-type="string" table:number-columns-spanned="1" table:number-rows-spanned="2">
            <text:p><text:a xlink:href="http://dbpedia.org/sparql">http://dbpedia.org/sparql</text:a></text:p>
          </table:table-cell>
          <table:table-cell table:style-name="ce1" office:value-type="string" table:number-columns-spanned="1" table:number-rows-spanned="2">
            <text:p><text:a xlink:href="http://localhost:8084/classes">http://localhost:8084/classes</text:a></text:p>
          </table:table-cell>
          <table:table-cell office:value-type="string">
            <text:p>false</text:p>
          </table:table-cell>
          <table:table-cell table:style-name="ce1" office:value-type="string" table:number-columns-spanned="1" table:number-rows-spanned="2">
            <text:p>g:Describe</text:p>
          </table:table-cell>
          <table:table-cell table:style-name="ce1" office:value-type="string" table:number-columns-spanned="1" table:number-rows-spanned="2">
            <text:p>null</text:p>
          </table:table-cell>
          <table:table-cell table:style-name="ce1" office:value-type="string" table:number-columns-spanned="1" table:number-rows-spanned="2">
            <text:p>g:Describe &lt;<text:a xlink:href="http://localhost:8084/classes">http://localhost:8084/classes</text:a>&gt;</text:p>
          </table:table-cell>
          <table:table-cell table:style-name="ce1" office:value-type="string" table:number-columns-spanned="1" table:number-rows-spanned="2">
            <text:p><text:a xlink:href="http://dbpedia.org/sparql">http://dbpedia.org/sparql</text:a></text:p>
          </table:table-cell>
          <table:table-cell office:value-type="string" table:number-columns-spanned="1" table:number-rows-spanned="2">
            <text:p>getQuery() on getServiceURI()</text:p>
          </table:table-cell>
          <table:table-cell table:number-columns-repeated="1013"/>
        </table:table-row>
        <table:table-row table:style-name="ro2">
          <table:covered-table-cell table:style-name="ce1"/>
          <table:table-cell table:style-name="ce1" office:value-type="string">
            <text:p>&lt;<text:a xlink:href="http://localhost:8084/">http://localhost:8084/</text:a>&gt; g:defaultQuery g:Describe</text:p>
          </table:table-cell>
          <table:covered-table-cell office:value-type="string">
            <text:p>null</text:p>
          </table:covered-table-cell>
          <table:covered-table-cell table:number-columns-repeated="2" table:style-name="ce1"/>
          <table:table-cell office:value-type="string">
            <text:p>false</text:p>
          </table:table-cell>
          <table:covered-table-cell table:number-columns-repeated="4" table:style-name="ce1"/>
          <table:covered-table-cell office:value-type="string">
            <text:p>getQuery() on getServiceURI()</text:p>
          </table:covered-table-cell>
          <table:table-cell table:style-name="ce1" table:number-columns-repeated="1013"/>
        </table:table-row>
        <table:table-row table:style-name="ro2">
          <table:table-cell office:value-type="string">
            <text:p><text:a xlink:href="http://localhost:8084/">http://localhost:8084/</text:a></text:p>
          </table:table-cell>
          <table:table-cell office:value-type="string">
            <text:p>null</text:p>
          </table:table-cell>
          <table:table-cell table:style-name="ce2" office:value-type="string">
            <text:p><text:a xlink:href="http://dbpedia.org/resource/Vilnius">http://dbpedia.org/resource/Vilnius</text:a></text:p>
          </table:table-cell>
          <table:table-cell office:value-type="string">
            <text:p><text:a xlink:href="http://dbpedia.org/sparql">http://dbpedia.org/sparql</text:a></text:p>
          </table:table-cell>
          <table:table-cell table:style-name="ce2" office:value-type="string">
            <text:p><text:a xlink:href="http://dbpedia.org/resource/Vilnius">http://dbpedia.org/resource/Vilnius</text:a></text:p>
          </table:table-cell>
          <table:table-cell table:style-name="ce2" office:value-type="string">
            <text:p>true</text:p>
          </table:table-cell>
          <table:table-cell table:number-columns-repeated="2" office:value-type="string">
            <text:p>null</text:p>
          </table:table-cell>
          <table:table-cell office:value-type="string">
            <text:p>DESCRIBE &lt;<text:a xlink:href="http://dbpedia.org/resource/Vilnius">http://dbpedia.org/resource/Vilnius</text:a>&gt;</text:p>
          </table:table-cell>
          <table:table-cell office:value-type="string">
            <text:p><text:a xlink:href="http://dbpedia.org/sparql">http://dbpedia.org/sparql</text:a></text:p>
          </table:table-cell>
          <table:table-cell office:value-type="string">
            <text:p>getQuery() on getServiceURI()</text:p>
          </table:table-cell>
          <table:table-cell table:number-columns-repeated="1013"/>
        </table:table-row>
        <table:table-row table:style-name="ro2">
          <table:table-cell office:value-type="string">
            <text:p><text:a xlink:href="http://localhost:8084/">http://localhost:8084/</text:a></text:p>
          </table:table-cell>
          <table:table-cell office:value-type="string">
            <text:p>&lt;<text:a xlink:href="http://localhost:8084/">http://localhost:8084/</text:a>&gt; dc:title „Frontpage“</text:p>
          </table:table-cell>
          <table:table-cell table:style-name="ce2" office:value-type="string">
            <text:p><text:a xlink:href="http://dbpedia.org/resource/Vilnius">http://dbpedia.org/resource/Vilnius</text:a></text:p>
          </table:table-cell>
          <table:table-cell office:value-type="string">
            <text:p><text:a xlink:href="http://dbpedia.org/sparql">http://dbpedia.org/sparql</text:a></text:p>
          </table:table-cell>
          <table:table-cell table:style-name="ce2" office:value-type="string">
            <text:p><text:a xlink:href="http://dbpedia.org/resource/Vilnius">http://dbpedia.org/resource/Vilnius</text:a></text:p>
          </table:table-cell>
          <table:table-cell table:style-name="ce2" office:value-type="string">
            <text:p>true</text:p>
          </table:table-cell>
          <table:table-cell table:number-columns-repeated="2" office:value-type="string">
            <text:p>null</text:p>
          </table:table-cell>
          <table:table-cell office:value-type="string">
            <text:p>DESCRIBE &lt;<text:a xlink:href="http://dbpedia.org/resource/Vilnius">http://dbpedia.org/resource/Vilnius</text:a>&gt;</text:p>
          </table:table-cell>
          <table:table-cell office:value-type="string">
            <text:p><text:a xlink:href="http://dbpedia.org/sparql">http://dbpedia.org/sparql</text:a></text:p>
          </table:table-cell>
          <table:table-cell office:value-type="string">
            <text:p>getQuery() on getServiceURI()</text:p>
          </table:table-cell>
          <table:table-cell table:number-columns-repeated="1013"/>
        </table:table-row>
        <table:table-row table:style-name="ro2">
          <table:table-cell office:value-type="string">
            <text:p><text:a xlink:href="http://localhost:8084/">http://localhost:8084/</text:a></text:p>
          </table:table-cell>
          <table:table-cell office:value-type="string">
            <text:p>&lt;<text:a xlink:href="http://localhost:8084/">http://localhost:8084/</text:a>&gt; lda:sparqlEndpoint &lt;<text:a xlink:href="http://de.dydra.com/heltnormalt/testing/sparql">http://de.dydra.com/heltnormalt/testing/sparql</text:a>&gt;</text:p>
          </table:table-cell>
          <table:table-cell table:style-name="ce2" office:value-type="string">
            <text:p><text:a xlink:href="http://dbpedia.org/resource/Vilnius">http://dbpedia.org/resource/Vilnius</text:a></text:p>
          </table:table-cell>
          <table:table-cell office:value-type="string">
            <text:p><text:a xlink:href="http://dbpedia.org/sparql">http://dbpedia.org/sparql</text:a></text:p>
          </table:table-cell>
          <table:table-cell table:style-name="ce2" office:value-type="string">
            <text:p><text:a xlink:href="http://dbpedia.org/resource/Vilnius">http://dbpedia.org/resource/Vilnius</text:a></text:p>
          </table:table-cell>
          <table:table-cell table:style-name="ce2" office:value-type="string">
            <text:p>true</text:p>
          </table:table-cell>
          <table:table-cell table:number-columns-repeated="2" office:value-type="string">
            <text:p>null</text:p>
          </table:table-cell>
          <table:table-cell office:value-type="string">
            <text:p>DESCRIBE &lt;<text:a xlink:href="http://dbpedia.org/resource/Vilnius">http://dbpedia.org/resource/Vilnius</text:a>&gt;</text:p>
          </table:table-cell>
          <table:table-cell office:value-type="string">
            <text:p><text:a xlink:href="http://dbpedia.org/sparql">http://dbpedia.org/sparql</text:a></text:p>
          </table:table-cell>
          <table:table-cell office:value-type="string">
            <text:p>getQuery() on getServiceURI()</text:p>
          </table:table-cell>
          <table:table-cell table:number-columns-repeated="1013"/>
        </table:table-row>
        <table:table-row table:style-name="ro2">
          <table:table-cell office:value-type="string" table:number-columns-spanned="1" table:number-rows-spanned="2">
            <text:p><text:a xlink:href="http://localhost:8084/">http://localhost:8084/</text:a></text:p>
          </table:table-cell>
          <table:table-cell office:value-type="string">
            <text:p>&lt;<text:a xlink:href="http://localhost:8084/">http://localhost:8084/</text:a>&gt; lda:sparqlEndpoint &lt;<text:a xlink:href="http://de.dydra.com/heltnormalt/testing/sparql">http://de.dydra.com/heltnormalt/testing/sparql</text:a>&gt;</text:p>
          </table:table-cell>
          <table:table-cell table:style-name="ce2" office:value-type="string" table:number-columns-spanned="1" table:number-rows-spanned="2">
            <text:p><text:a xlink:href="http://dbpedia.org/resource/Vilnius">http://dbpedia.org/resource/Vilnius</text:a></text:p>
          </table:table-cell>
          <table:table-cell office:value-type="string" table:number-columns-spanned="1" table:number-rows-spanned="2">
            <text:p><text:a xlink:href="http://dbpedia.org/sparql">http://dbpedia.org/sparql</text:a></text:p>
          </table:table-cell>
          <table:table-cell table:style-name="ce2" office:value-type="string" table:number-columns-spanned="1" table:number-rows-spanned="2">
            <text:p><text:a xlink:href="http://dbpedia.org/resource/Vilnius">http://dbpedia.org/resource/Vilnius</text:a></text:p>
          </table:table-cell>
          <table:table-cell table:style-name="ce2" office:value-type="string">
            <text:p>true</text:p>
          </table:table-cell>
          <table:table-cell office:value-type="string" table:number-columns-spanned="1" table:number-rows-spanned="2">
            <text:p>null</text:p>
          </table:table-cell>
          <table:table-cell office:value-type="string" table:number-columns-spanned="1" table:number-rows-spanned="2">
            <text:p>null</text:p>
          </table:table-cell>
          <table:table-cell office:value-type="string" table:number-columns-spanned="1" table:number-rows-spanned="2">
            <text:p>DESCRIBE &lt;<text:a xlink:href="http://dbpedia.org/resource/Vilnius">http://dbpedia.org/resource/Vilnius</text:a>&gt;</text:p>
          </table:table-cell>
          <table:table-cell office:value-type="string" table:number-columns-spanned="1" table:number-rows-spanned="2">
            <text:p><text:a xlink:href="http://dbpedia.org/sparql">http://dbpedia.org/sparql</text:a></text:p>
          </table:table-cell>
          <table:table-cell office:value-type="string" table:number-columns-spanned="1" table:number-rows-spanned="2">
            <text:p>getQuery() on getServiceURI()</text:p>
          </table:table-cell>
          <table:table-cell table:number-columns-repeated="1013"/>
        </table:table-row>
        <table:table-row table:style-name="ro2">
          <table:covered-table-cell/>
          <table:table-cell office:value-type="string">
            <text:p>&lt;<text:a xlink:href="http://localhost:8084/">http://localhost:8084/</text:a>&gt; g:query g:ConstructLatest</text:p>
          </table:table-cell>
          <table:covered-table-cell table:style-name="ce2"/>
          <table:covered-table-cell/>
          <table:covered-table-cell table:style-name="ce2"/>
          <table:table-cell table:style-name="ce2" office:value-type="string">
            <text:p>true</text:p>
          </table:table-cell>
          <table:covered-table-cell table:number-columns-repeated="4"/>
          <table:covered-table-cell office:value-type="string">
            <text:p>getQuery() on getServiceURI()</text:p>
          </table:covered-table-cell>
          <table:table-cell table:number-columns-repeated="1013"/>
        </table:table-row>
        <table:table-row table:style-name="ro2">
          <table:table-cell office:value-type="string">
            <text:p><text:a xlink:href="http://localhost:8084/classes">http://localhost:8084/classes</text:a></text:p>
          </table:table-cell>
          <table:table-cell office:value-type="string">
            <text:p>null</text:p>
          </table:table-cell>
          <table:table-cell table:style-name="ce2" office:value-type="string">
            <text:p><text:a xlink:href="http://dbpedia.org/resource/Vilnius">http://dbpedia.org/resource/Vilnius</text:a></text:p>
          </table:table-cell>
          <table:table-cell office:value-type="string">
            <text:p><text:a xlink:href="http://dbpedia.org/sparql">http://dbpedia.org/sparql</text:a></text:p>
          </table:table-cell>
          <table:table-cell table:style-name="ce2" office:value-type="string">
            <text:p><text:a xlink:href="http://dbpedia.org/resource/Vilnius">http://dbpedia.org/resource/Vilnius</text:a></text:p>
          </table:table-cell>
          <table:table-cell table:style-name="ce2" office:value-type="string">
            <text:p>true</text:p>
          </table:table-cell>
          <table:table-cell table:number-columns-repeated="2" office:value-type="string">
            <text:p>null</text:p>
          </table:table-cell>
          <table:table-cell office:value-type="string">
            <text:p>DESCRIBE &lt;<text:a xlink:href="http://dbpedia.org/resource/Vilnius">http://dbpedia.org/resource/Vilnius</text:a>&gt;</text:p>
          </table:table-cell>
          <table:table-cell office:value-type="string">
            <text:p><text:a xlink:href="http://dbpedia.org/sparql">http://dbpedia.org/sparql</text:a></text:p>
          </table:table-cell>
          <table:table-cell office:value-type="string">
            <text:p>getQuery() on getServiceURI()</text:p>
          </table:table-cell>
          <table:table-cell table:number-columns-repeated="1013"/>
        </table:table-row>
        <table:table-row table:style-name="ro2">
          <table:table-cell office:value-type="string">
            <text:p><text:a xlink:href="http://localhost:8084/classes">http://localhost:8084/classes</text:a></text:p>
          </table:table-cell>
          <table:table-cell office:value-type="string">
            <text:p>&lt;<text:a xlink:href="http://localhost:8084/classes">http://localhost:8084/classes</text:a>&gt; dc:title „Classes“</text:p>
          </table:table-cell>
          <table:table-cell table:style-name="ce2" office:value-type="string">
            <text:p><text:a xlink:href="http://dbpedia.org/resource/Vilnius">http://dbpedia.org/resource/Vilnius</text:a></text:p>
          </table:table-cell>
          <table:table-cell office:value-type="string">
            <text:p><text:a xlink:href="http://dbpedia.org/sparql">http://dbpedia.org/sparql</text:a></text:p>
          </table:table-cell>
          <table:table-cell table:style-name="ce2" office:value-type="string">
            <text:p><text:a xlink:href="http://dbpedia.org/resource/Vilnius">http://dbpedia.org/resource/Vilnius</text:a></text:p>
          </table:table-cell>
          <table:table-cell table:style-name="ce2" office:value-type="string">
            <text:p>true</text:p>
          </table:table-cell>
          <table:table-cell table:number-columns-repeated="2" office:value-type="string">
            <text:p>null</text:p>
          </table:table-cell>
          <table:table-cell office:value-type="string">
            <text:p>DESCRIBE &lt;<text:a xlink:href="http://dbpedia.org/resource/Vilnius">http://dbpedia.org/resource/Vilnius</text:a>&gt;</text:p>
          </table:table-cell>
          <table:table-cell office:value-type="string">
            <text:p><text:a xlink:href="http://dbpedia.org/sparql">http://dbpedia.org/sparql</text:a></text:p>
          </table:table-cell>
          <table:table-cell office:value-type="string" table:number-columns-spanned="1" table:number-rows-spanned="2">
            <text:p>getQuery() on getServiceURI()</text:p>
          </table:table-cell>
          <table:table-cell table:number-columns-repeated="1013"/>
        </table:table-row>
        <table:table-row table:style-name="ro2">
          <table:table-cell office:value-type="string" table:number-columns-spanned="1" table:number-rows-spanned="2">
            <text:p><text:a xlink:href="http://localhost:8084/classes">http://localhost:8084/classes</text:a></text:p>
          </table:table-cell>
          <table:table-cell office:value-type="string">
            <text:p>&lt;<text:a xlink:href="http://localhost:8084/">http://localhost:8084/</text:a>&gt; lda:sparqlEndpoint &lt;<text:a xlink:href="http://de.dydra.com/heltnormalt/testing/sparql">http://de.dydra.com/heltnormalt/testing/sparql</text:a>&gt;</text:p>
          </table:table-cell>
          <table:table-cell table:style-name="ce2" office:value-type="string" table:number-columns-spanned="1" table:number-rows-spanned="2">
            <text:p><text:a xlink:href="http://dbpedia.org/resource/Vilnius">http://dbpedia.org/resource/Vilnius</text:a></text:p>
          </table:table-cell>
          <table:table-cell office:value-type="string" table:number-columns-spanned="1" table:number-rows-spanned="2">
            <text:p><text:a xlink:href="http://dbpedia.org/sparql">http://dbpedia.org/sparql</text:a></text:p>
          </table:table-cell>
          <table:table-cell table:style-name="ce2" office:value-type="string" table:number-columns-spanned="1" table:number-rows-spanned="2">
            <text:p><text:a xlink:href="http://dbpedia.org/resource/Vilnius">http://dbpedia.org/resource/Vilnius</text:a></text:p>
          </table:table-cell>
          <table:table-cell table:style-name="ce2" office:value-type="string">
            <text:p>true</text:p>
          </table:table-cell>
          <table:table-cell office:value-type="string" table:number-columns-spanned="1" table:number-rows-spanned="2">
            <text:p>null</text:p>
          </table:table-cell>
          <table:table-cell office:value-type="string" table:number-columns-spanned="1" table:number-rows-spanned="2">
            <text:p>null</text:p>
          </table:table-cell>
          <table:table-cell office:value-type="string" table:number-columns-spanned="1" table:number-rows-spanned="2">
            <text:p>DESCRIBE &lt;<text:a xlink:href="http://dbpedia.org/resource/Vilnius">http://dbpedia.org/resource/Vilnius</text:a>&gt;</text:p>
          </table:table-cell>
          <table:table-cell office:value-type="string" table:number-columns-spanned="1" table:number-rows-spanned="2">
            <text:p><text:a xlink:href="http://dbpedia.org/sparql">http://dbpedia.org/sparql</text:a></text:p>
          </table:table-cell>
          <table:covered-table-cell office:value-type="string">
            <text:p>getQuery() on getServiceURI()</text:p>
          </table:covered-table-cell>
          <table:table-cell table:number-columns-repeated="1013"/>
        </table:table-row>
        <table:table-row table:style-name="ro2">
          <table:covered-table-cell/>
          <table:table-cell office:value-type="string">
            <text:p>&lt;<text:a xlink:href="http://localhost:8084/classes">http://localhost:8084/classes</text:a>&gt; g:query g:ConstructLatestClasses</text:p>
          </table:table-cell>
          <table:covered-table-cell table:style-name="ce2"/>
          <table:covered-table-cell/>
          <table:covered-table-cell table:style-name="ce2"/>
          <table:table-cell table:style-name="ce2" office:value-type="string">
            <text:p>true</text:p>
          </table:table-cell>
          <table:covered-table-cell table:number-columns-repeated="4"/>
          <table:table-cell office:value-type="string">
            <text:p>getQuery() on getServiceURI()</text:p>
          </table:table-cell>
          <table:table-cell table:number-columns-repeated="1013"/>
        </table:table-row>
        <table:table-row table:style-name="ro2">
          <table:table-cell table:style-name="ce1" office:value-type="string" table:number-columns-spanned="1" table:number-rows-spanned="2">
            <text:p><text:a xlink:href="http://localhost:8084/classes">http://localhost:8084/classes</text:a></text:p>
          </table:table-cell>
          <table:table-cell office:value-type="string">
            <text:p>&lt;<text:a xlink:href="http://localhost:8084/">http://localhost:8084/</text:a>&gt; lda:sparqlEndpoint &lt;<text:a xlink:href="http://de.dydra.com/heltnormalt/testing/sparql">http://de.dydra.com/heltnormalt/testing/sparql</text:a>&gt;</text:p>
          </table:table-cell>
          <table:table-cell table:style-name="ce2" office:value-type="string" table:number-columns-spanned="1" table:number-rows-spanned="2">
            <text:p><text:a xlink:href="http://dbpedia.org/resource/Vilnius">http://dbpedia.org/resource/Vilnius</text:a></text:p>
          </table:table-cell>
          <table:table-cell table:style-name="ce1" office:value-type="string" table:number-columns-spanned="1" table:number-rows-spanned="2">
            <text:p><text:a xlink:href="http://dbpedia.org/sparql">http://dbpedia.org/sparql</text:a></text:p>
          </table:table-cell>
          <table:table-cell table:style-name="ce2" office:value-type="string" table:number-columns-spanned="1" table:number-rows-spanned="2">
            <text:p><text:a xlink:href="http://dbpedia.org/resource/Vilnius">http://dbpedia.org/resource/Vilnius</text:a></text:p>
          </table:table-cell>
          <table:table-cell table:style-name="ce2" office:value-type="string">
            <text:p>true</text:p>
          </table:table-cell>
          <table:table-cell table:style-name="ce1" office:value-type="string" table:number-columns-spanned="1" table:number-rows-spanned="2">
            <text:p>g:Describe</text:p>
          </table:table-cell>
          <table:table-cell table:style-name="ce1" office:value-type="string" table:number-columns-spanned="1" table:number-rows-spanned="2">
            <text:p>null</text:p>
          </table:table-cell>
          <table:table-cell table:style-name="ce1" office:value-type="string" table:number-columns-spanned="1" table:number-rows-spanned="2">
            <text:p>g:Describe &lt;<text:a xlink:href="http://dbpedia.org/resource/Vilnius">http://dbpedia.org/resource/Vilnius</text:a>&gt;</text:p>
          </table:table-cell>
          <table:table-cell table:style-name="ce1" office:value-type="string" table:number-columns-spanned="1" table:number-rows-spanned="2">
            <text:p><text:a xlink:href="http://dbpedia.org/sparql">http://dbpedia.org/sparql</text:a></text:p>
          </table:table-cell>
          <table:table-cell office:value-type="string" table:number-columns-spanned="1" table:number-rows-spanned="2">
            <text:p>getQuery() on getServiceURI()</text:p>
          </table:table-cell>
          <table:table-cell table:number-columns-repeated="1013"/>
        </table:table-row>
        <table:table-row table:style-name="ro2">
          <table:covered-table-cell/>
          <table:table-cell table:style-name="ce1" office:value-type="string">
            <text:p>&lt;<text:a xlink:href="http://localhost:8084/">http://localhost:8084/</text:a>&gt; g:defaultQuery g:Describe</text:p>
          </table:table-cell>
          <table:covered-table-cell table:style-name="ce3"/>
          <table:covered-table-cell/>
          <table:covered-table-cell table:style-name="ce3"/>
          <table:table-cell table:style-name="ce2" office:value-type="string">
            <text:p>true</text:p>
          </table:table-cell>
          <table:covered-table-cell table:number-columns-repeated="5"/>
          <table:table-cell table:number-columns-repeated="1013"/>
        </table:table-row>
        <table:table-row table:style-name="ro2" table:number-rows-repeated="1048519">
          <table:table-cell table:number-columns-repeated="1024"/>
        </table:table-row>
        <table:table-row table:style-name="ro2">
          <table:table-cell table:style-name="ce1" table:number-columns-repeated="1024"/>
        </table:table-row>
      </table:table>
      <table:table table:name="Sheet2" table:style-name="ta1" table:print="false">
        <table:table-column table:style-name="co10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0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lt" fo:country="LT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lt" number:country="LT">Lt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lt" number:country="LT">Lt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09">2012-02-09</text:date>, <text:time>14:07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rtynas Jusevicius</meta:initial-creator>
    <meta:creation-date>2012-02-08T14:09:48.55</meta:creation-date>
    <dc:date>2012-02-09T14:07:33.05</dc:date>
    <dc:creator>Martynas Jusevicius</dc:creator>
    <meta:editing-duration>PT23H42M14S</meta:editing-duration>
    <meta:editing-cycles>22</meta:editing-cycles>
    <meta:generator>OpenOffice.org/3.3$Win32 OpenOffice.org_project/330m20$Build-9567</meta:generator>
    <meta:document-statistic meta:table-count="3" meta:cell-count="482" meta:object-count="0"/>
  </office:meta>
</office:document-meta>
</file>